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7.325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332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1.277cm"/>
    </style:style>
    <style:style style:name="co12" style:family="table-column">
      <style:table-column-properties fo:break-before="auto" style:column-width="1.305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1.471cm"/>
    </style:style>
    <style:style style:name="co15" style:family="table-column">
      <style:table-column-properties fo:break-before="auto" style:column-width="1.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normal" style:font-weight-asian="normal" style:font-weight-complex="normal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6" table:default-cell-style-name="ce4"/>
        <table:table-column table:style-name="co7" table:default-cell-style-name="ce4"/>
        <table:table-column table:style-name="co8" table:number-columns-repeated="5" table:default-cell-style-name="ce5"/>
        <table:table-column table:style-name="co9" table:default-cell-style-name="ce5"/>
        <table:table-column table:style-name="co10" table:default-cell-style-name="ce5"/>
        <table:table-column table:style-name="co8" table:default-cell-style-name="ce5"/>
        <table:table-column table:style-name="co11" table:default-cell-style-name="ce5"/>
        <table:table-column table:style-name="co8" table:default-cell-style-name="ce5"/>
        <table:table-column table:style-name="co12" table:default-cell-style-name="ce5"/>
        <table:table-column table:style-name="co13" table:default-cell-style-name="ce5"/>
        <table:table-column table:style-name="co8" table:number-columns-repeated="4" table:default-cell-style-name="ce5"/>
        <table:table-column table:style-name="co12" table:default-cell-style-name="ce5"/>
        <table:table-column table:style-name="co8" table:default-cell-style-name="ce5"/>
        <table:table-column table:style-name="co14" table:default-cell-style-name="ce5"/>
        <table:table-column table:style-name="co12" table:default-cell-style-name="ce5"/>
        <table:table-column table:style-name="co8" table:default-cell-style-name="ce5"/>
        <table:table-column table:style-name="co12" table:default-cell-style-name="ce5"/>
        <table:table-column table:style-name="co15" table:number-columns-repeated="3" table:default-cell-style-name="ce5"/>
        <table:table-column table:style-name="co5" table:number-columns-repeated="994" table:default-cell-style-name="ce4"/>
        <table:table-row table:style-name="ro1">
          <table:table-cell table:style-name="ce1" office:value-type="string">
            <text:p>Rohm BU5782K (NEC PCE GT)</text:p>
          </table:table-cell>
          <table:table-cell table:number-columns-repeated="2"/>
          <table:table-cell table:style-name="ce3"/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irection</text:p>
          </table:table-cell>
          <table:table-cell table:style-name="ce2" office:value-type="string">
            <text:p>Description</text:p>
          </table:table-cell>
          <table:table-cell table:style-name="ce3"/>
          <table:table-cell table:number-columns-repeated="25"/>
          <table:table-cell table:style-name="ce3"/>
          <table:table-cell table:style-name="ce5"/>
          <table:table-cell table:style-name="ce3" table:number-columns-repeated="99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IN</text:p>
          </table:table-cell>
          <table:table-cell office:value-type="string">
            <text:p>CN800</text:p>
          </table:table-cell>
          <table:table-cell table:style-name="Default" office:value-type="string">
            <text:p>SEL</text:p>
          </table:table-cell>
          <table:table-cell table:style-name="Default" office:value-type="string">
            <text:p>Die top left -&gt; bottom left</text:p>
          </table:table-cell>
          <table:table-cell table:number-columns-repeated="5"/>
          <table:table-cell table:style-name="Default"/>
          <table:table-cell table:number-columns-repeated="19"/>
          <table:table-cell table:style-name="ce5"/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IN</text:p>
          </table:table-cell>
          <table:table-cell office:value-type="string">
            <text:p>CN800</text:p>
          </table:table-cell>
          <table:table-cell office:value-type="string">
            <text:p>CLR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SLEEP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IN</text:p>
          </table:table-cell>
          <table:table-cell office:value-type="string">
            <text:p>CN800</text:p>
          </table:table-cell>
          <table:table-cell office:value-type="string">
            <text:p>RESE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OUT</text:p>
          </table:table-cell>
          <table:table-cell office:value-type="string">
            <text:p>NC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IN</text:p>
          </table:table-cell>
          <table:table-cell office:value-type="string">
            <text:p>Tied to GND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N</text:p>
          </table:table-cell>
          <table:table-cell office:value-type="string">
            <text:p>Up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string">
            <text:p>IN</text:p>
          </table:table-cell>
          <table:table-cell office:value-type="string">
            <text:p>Left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table:style-name="Default" table:number-columns-repeated="4"/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string">
            <text:p>IN</text:p>
          </table:table-cell>
          <table:table-cell office:value-type="string">
            <text:p>Down</text:p>
          </table:table-cell>
          <table:table-cell office:value-type="string">
            <text:p>Die bottom left -&gt; bottom righ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IN</text:p>
          </table:table-cell>
          <table:table-cell office:value-type="string">
            <text:p>Right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IN</text:p>
          </table:table-cell>
          <table:table-cell office:value-type="string">
            <text:p>NC</text:p>
          </table:table-cell>
          <table:table-cell office:value-type="string">
            <text:p>TES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POWER</text:p>
          </table:table-cell>
          <table:table-cell office:value-type="string">
            <text:p>GND</text:p>
          </table:table-cell>
          <table:table-cell office:value-type="string">
            <text:p>Outer ring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IN</text:p>
          </table:table-cell>
          <table:table-cell office:value-type="string">
            <text:p>NC</text:p>
          </table:table-cell>
          <table:table-cell office:value-type="string">
            <text:p>TES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IN</text:p>
          </table:table-cell>
          <table:table-cell office:value-type="string">
            <text:p>Select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IN</text:p>
          </table:table-cell>
          <table:table-cell office:value-type="string">
            <text:p>Run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IN</text:p>
          </table:table-cell>
          <table:table-cell office:value-type="string">
            <text:p>Link 1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table:style-name="Default" table:number-columns-repeated="4"/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OUT</text:p>
          </table:table-cell>
          <table:table-cell office:value-type="string">
            <text:p>Link 1</text:p>
          </table:table-cell>
          <table:table-cell office:value-type="string">
            <text:p>Die bottom right -&gt; top right</text:p>
          </table:table-cell>
          <table:table-cell table:number-columns-repeated="26"/>
          <table:table-cell table:style-name="ce5"/>
          <table:table-cell table:number-columns-repeated="992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IN</text:p>
          </table:table-cell>
          <table:table-cell office:value-type="string">
            <text:p>Link 2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OUT</text:p>
          </table:table-cell>
          <table:table-cell office:value-type="string">
            <text:p>Link 2</text:p>
          </table:table-cell>
          <table:table-cell table:number-columns-repeated="27"/>
          <table:table-cell table:style-name="ce5"/>
          <table:table-cell table:number-columns-repeated="992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IN</text:p>
          </table:table-cell>
          <table:table-cell office:value-type="string">
            <text:p>R800 - Oscillator</text:p>
          </table:table-cell>
          <table:table-cell table:number-columns-repeated="1020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IN</text:p>
          </table:table-cell>
          <table:table-cell office:value-type="string">
            <text:p>R801 - Oscillator</text:p>
          </table:table-cell>
          <table:table-cell table:number-columns-repeated="1020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IN</text:p>
          </table:table-cell>
          <table:table-cell office:value-type="string">
            <text:p>C801 - Oscillator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IN</text:p>
          </table:table-cell>
          <table:table-cell office:value-type="string">
            <text:p>Button II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OUT</text:p>
          </table:table-cell>
          <table:table-cell office:value-type="string">
            <text:p>Turbo fast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OUT</text:p>
          </table:table-cell>
          <table:table-cell office:value-type="string">
            <text:p>Turbo slow</text:p>
          </table:table-cell>
          <table:table-cell office:value-type="string">
            <text:p>Die top right -&gt; top left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OUT</text:p>
          </table:table-cell>
          <table:table-cell table:style-name="Default" office:value-type="string">
            <text:p>NC</text:p>
          </table:table-cell>
          <table:table-cell office:value-type="string">
            <text:p>NC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IN</text:p>
          </table:table-cell>
          <table:table-cell office:value-type="string">
            <text:p>Button I</text:p>
          </table:table-cell>
          <table:table-cell table:number-columns-repeated="1020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POWER</text:p>
          </table:table-cell>
          <table:table-cell office:value-type="string">
            <text:p>VCC</text:p>
          </table:table-cell>
          <table:table-cell office:value-type="string">
            <text:p>Inner ring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I/Up (D0)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II/Right (D1)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Down/Select (D2)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OUT</text:p>
          </table:table-cell>
          <table:table-cell office:value-type="string">
            <text:p>CN800</text:p>
          </table:table-cell>
          <table:table-cell office:value-type="string">
            <text:p>Left/Run (D3)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1">21/09/2021</text:date>, <text:time>03:45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8T15:50:10.72</meta:creation-date>
    <dc:date>2021-09-21T03:45:34.42</dc:date>
    <meta:editing-duration>P35DT13H2M40S</meta:editing-duration>
    <meta:editing-cycles>188</meta:editing-cycles>
    <meta:generator>OpenOffice/4.1.7$Win32 OpenOffice.org_project/417m1$Build-9800</meta:generator>
    <meta:document-statistic meta:table-count="3" meta:cell-count="118" meta:object-count="0"/>
  </office:meta>
</office:document-meta>
</file>